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_p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std. Er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3743" calcext:value-type="float">
            <text:p>0.613743</text:p>
          </table:table-cell>
          <table:table-cell office:value-type="float" office:value="0.0014657" calcext:value-type="float">
            <text:p>0.0014657</text:p>
          </table:table-cell>
          <table:table-cell office:value-type="float" office:value="0.6108664" calcext:value-type="float">
            <text:p>0.6108664</text:p>
          </table:table-cell>
          <table:table-cell office:value-type="float" office:value="0.6166118" calcext:value-type="float">
            <text:p>0.6166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2774" calcext:value-type="float">
            <text:p>0.222774</text:p>
          </table:table-cell>
          <table:table-cell office:value-type="float" office:value="0.0012526" calcext:value-type="float">
            <text:p>0.0012526</text:p>
          </table:table-cell>
          <table:table-cell office:value-type="float" office:value="0.2203286" calcext:value-type="float">
            <text:p>0.2203286</text:p>
          </table:table-cell>
          <table:table-cell office:value-type="float" office:value="0.2252387" calcext:value-type="float">
            <text:p>0.22523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3483" calcext:value-type="float">
            <text:p>0.163483</text:p>
          </table:table-cell>
          <table:table-cell office:value-type="float" office:value="0.0011132" calcext:value-type="float">
            <text:p>0.0011132</text:p>
          </table:table-cell>
          <table:table-cell office:value-type="float" office:value="0.1613128" calcext:value-type="float">
            <text:p>0.1613128</text:p>
          </table:table-cell>
          <table:table-cell office:value-type="float" office:value="0.1656766" calcext:value-type="float">
            <text:p>0.16567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4:39:00.7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3:58:19.879000000</meta:creation-date>
    <dc:date>2023-11-20T17:13:28.248000000</dc:date>
    <meta:editing-duration>PT2H36M15S</meta:editing-duration>
    <meta:editing-cycles>13</meta:editing-cycles>
    <meta:generator>LibreOffice/6.1.6.3$Windows_X86_64 LibreOffice_project/5896ab1714085361c45cf540f76f60673dd96a72</meta:generator>
    <meta:document-statistic meta:table-count="1" meta:cell-count="20" meta:object-count="0"/>
  </office:meta>
</office:document-meta>
</file>